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TDLoad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Load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Load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Loader.loadGrammarWithContext( XMLDTDValidator validator , String rootName , String publicId , String systemId , String baseSystemId , String internalSub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DTDLoader.XMLDTD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DTDLoader.setErrorHandler( XML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Loade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Loader.setProperty( String propertyId ,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DTDLoader.XMLDTDLoad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Loader.getScanne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Lo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TDLoader.getProperty( String property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DTDLoader.createDTDScanner( SymbolTable symbolTable , XMLErrorReporter errorReporter , XMLEntityManager ent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Load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TDLoader.getFeature( String feature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DTDLoader.XMLDTDLoader( SymbolTable symbolTable , XMLGrammarPool grammarPool , XMLErrorReporter errorReporter , XMLEntityResolver entity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DTDLoader.loadGrammar( XMLInputSourc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DTDLoader.setEntityResolver( XML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TDLoader.setFeature( String featureId , boolean 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DTDLoade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Loader.XMLDTDLoader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